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7.4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ITUD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OTENCIA (dBW)</text:p>
          </table:table-cell>
          <table:table-cell office:value-type="string" calcext:value-type="string">
            <text:p>POTENCIA (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.989" calcext:value-type="float">
            <text:p>26,989</text:p>
          </table:table-cell>
          <table:table-cell office:value-type="float" office:value="-3.0103" calcext:value-type="float">
            <text:p>-3,010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30.511" calcext:value-type="float">
            <text:p>30,511</text:p>
          </table:table-cell>
          <table:table-cell office:value-type="float" office:value="0.5115" calcext:value-type="float">
            <text:p>0,5115</text:p>
          </table:table-cell>
          <table:table-cell office:value-type="float" office:value="1.124" calcext:value-type="float">
            <text:p>1,1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.01" calcext:value-type="float">
            <text:p>33,01</text:p>
          </table:table-cell>
          <table:table-cell office:value-type="float" office:value="3.01" calcext:value-type="float">
            <text:p>3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4.948" calcext:value-type="float">
            <text:p>34,948</text:p>
          </table:table-cell>
          <table:table-cell office:value-type="float" office:value="4.948" calcext:value-type="float">
            <text:p>4,948</text:p>
          </table:table-cell>
          <table:table-cell office:value-type="float" office:value="3.124" calcext:value-type="float">
            <text:p>3,1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.532" calcext:value-type="float">
            <text:p>36,532</text:p>
          </table:table-cell>
          <table:table-cell office:value-type="float" office:value="6.532" calcext:value-type="float">
            <text:p>6,53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6:46:00.529906313</meta:creation-date>
    <dc:date>2023-05-03T17:05:51.871339292</dc:date>
    <meta:editing-duration>PT9M41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